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200000210AC618E2A.png" manifest:media-type="image/png"/>
  <manifest:file-entry manifest:full-path="Pictures/1000000000000096000000C15D70CD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language="en" fo:country="US" officeooo:rsid="0015741c" officeooo:paragraph-rsid="0015741c"/>
    </style:style>
    <style:style style:name="P2" style:family="paragraph" style:parent-style-name="Text_20_body">
      <style:text-properties officeooo:rsid="0015741c" officeooo:paragraph-rsid="0015741c"/>
    </style:style>
    <style:style style:name="P3" style:family="paragraph" style:parent-style-name="Text_20_body">
      <style:text-properties officeooo:rsid="00201bbd" officeooo:paragraph-rsid="00201bbd"/>
    </style:style>
    <style:style style:name="P4" style:family="paragraph" style:parent-style-name="Heading_20_2">
      <style:text-properties fo:language="en" fo:country="US" officeooo:rsid="00152ac6" officeooo:paragraph-rsid="00152ac6"/>
    </style:style>
    <style:style style:name="P5" style:family="paragraph" style:parent-style-name="Text_20_body">
      <style:text-properties fo:language="en" fo:country="US" officeooo:rsid="001a1ede" officeooo:paragraph-rsid="001d6d08"/>
    </style:style>
    <style:style style:name="P6" style:family="paragraph" style:parent-style-name="Text_20_body">
      <style:text-properties fo:language="en" fo:country="US" officeooo:rsid="001d6d08" officeooo:paragraph-rsid="001d8c6a"/>
    </style:style>
    <style:style style:name="P7" style:family="paragraph" style:parent-style-name="Example">
      <style:paragraph-properties fo:margin-top="0.0598in" fo:margin-bottom="0.0598in" style:contextual-spacing="false"/>
      <style:text-properties fo:language="en" fo:country="US"/>
    </style:style>
    <style:style style:name="P8" style:family="paragraph" style:parent-style-name="Example">
      <style:paragraph-properties fo:margin-top="0in" fo:margin-bottom="0.0598in" style:contextual-spacing="false"/>
      <style:text-properties fo:language="en" fo:country="US"/>
    </style:style>
    <style:style style:name="P9" style:family="paragraph" style:parent-style-name="Example">
      <style:text-properties fo:language="en" fo:country="US"/>
    </style:style>
    <style:style style:name="P10" style:family="paragraph" style:parent-style-name="Text_20_body">
      <style:text-properties officeooo:rsid="001fba50" officeooo:paragraph-rsid="0024411f"/>
    </style:style>
    <style:style style:name="P11" style:family="paragraph" style:parent-style-name="Text_20_body" style:list-style-name="L1">
      <style:text-properties fo:language="en" fo:country="US" officeooo:rsid="0024411f" officeooo:paragraph-rsid="0024411f"/>
    </style:style>
    <style:style style:name="P12" style:family="paragraph" style:parent-style-name="Text_20_body" style:list-style-name="L1">
      <style:text-properties fo:language="en" fo:country="US" officeooo:paragraph-rsid="0024411f"/>
    </style:style>
    <style:style style:name="P13" style:family="paragraph" style:parent-style-name="Text_20_body" style:list-style-name="L1">
      <style:text-properties fo:language="en" fo:country="US" officeooo:rsid="0025b566" officeooo:paragraph-rsid="0025b566"/>
    </style:style>
    <style:style style:name="P14" style:family="paragraph" style:parent-style-name="Text_20_body">
      <style:text-properties fo:language="en" fo:country="US" officeooo:rsid="001fba50" officeooo:paragraph-rsid="0024411f"/>
    </style:style>
    <style:style style:name="P15" style:family="paragraph" style:parent-style-name="Text_20_body">
      <style:text-properties officeooo:paragraph-rsid="001d8c6a"/>
    </style:style>
    <style:style style:name="P16" style:family="paragraph" style:parent-style-name="Heading_20_2">
      <style:text-properties fo:language="en" fo:country="US"/>
    </style:style>
    <style:style style:name="P17" style:family="paragraph" style:parent-style-name="Standard">
      <style:text-properties fo:language="en" fo:country="US" officeooo:rsid="000ef67c" officeooo:paragraph-rsid="000ef67c"/>
    </style:style>
    <style:style style:name="P18" style:family="paragraph" style:parent-style-name="Standard" style:list-style-name="L2">
      <style:text-properties fo:language="en" fo:country="US" officeooo:rsid="000ef67c" officeooo:paragraph-rsid="000ef67c"/>
    </style:style>
    <style:style style:name="P19" style:family="paragraph" style:parent-style-name="Standard">
      <style:text-properties fo:language="en" fo:country="US" officeooo:rsid="000ef67c" officeooo:paragraph-rsid="0014f43c"/>
    </style:style>
    <style:style style:name="P20" style:family="paragraph" style:parent-style-name="Standard">
      <style:text-properties fo:language="en" fo:country="US" officeooo:rsid="001346cf" officeooo:paragraph-rsid="001346cf"/>
    </style:style>
    <style:style style:name="P21" style:family="paragraph" style:parent-style-name="Standard">
      <style:text-properties fo:language="en" fo:country="US" officeooo:rsid="0013c639" officeooo:paragraph-rsid="0013c639"/>
    </style:style>
    <style:style style:name="P22" style:family="paragraph" style:parent-style-name="Text_20_body">
      <style:text-properties officeooo:rsid="0026b0bc" officeooo:paragraph-rsid="0026b0bc"/>
    </style:style>
    <style:style style:name="P23" style:family="paragraph" style:parent-style-name="Example">
      <style:paragraph-properties fo:margin-top="0in" fo:margin-bottom="0.0598in" style:contextual-spacing="false"/>
      <style:text-properties fo:language="en" fo:country="US" officeooo:paragraph-rsid="00278b69"/>
    </style:style>
    <style:style style:name="P24" style:family="paragraph" style:parent-style-name="Standard">
      <style:text-properties fo:language="en" fo:country="US" officeooo:rsid="0029e500" officeooo:paragraph-rsid="0029e500"/>
    </style:style>
    <style:style style:name="P25" style:family="paragraph" style:parent-style-name="Standard" style:list-style-name="L3">
      <style:text-properties fo:language="en" fo:country="US" officeooo:rsid="0029e500" officeooo:paragraph-rsid="0029e500"/>
    </style:style>
    <style:style style:name="P26" style:family="paragraph" style:parent-style-name="Standard" style:list-style-name="L3">
      <style:text-properties fo:language="en" fo:country="US" officeooo:rsid="002bb307" officeooo:paragraph-rsid="002bb307"/>
    </style:style>
    <style:style style:name="P27" style:family="paragraph" style:parent-style-name="Standard">
      <style:text-properties fo:language="en" fo:country="US" officeooo:rsid="002e06fc" officeooo:paragraph-rsid="002e06fc"/>
    </style:style>
    <style:style style:name="P28" style:family="paragraph" style:parent-style-name="Standard">
      <style:text-properties fo:language="en" fo:country="US" officeooo:rsid="0050ed43" officeooo:paragraph-rsid="0050ed43"/>
    </style:style>
    <style:style style:name="P29" style:family="paragraph" style:parent-style-name="Heading_20_3">
      <style:text-properties fo:language="en" fo:country="US"/>
    </style:style>
    <style:style style:name="P30" style:family="paragraph" style:parent-style-name="Text_20_body">
      <style:text-properties fo:language="en" fo:country="US" officeooo:rsid="002e06fc" officeooo:paragraph-rsid="002f34db"/>
    </style:style>
    <style:style style:name="P31" style:family="paragraph" style:parent-style-name="Text_20_body">
      <style:text-properties fo:language="en" fo:country="US" officeooo:rsid="002f34db" officeooo:paragraph-rsid="002f34db"/>
    </style:style>
    <style:style style:name="P32" style:family="paragraph" style:parent-style-name="Standard">
      <style:text-properties fo:language="en" fo:country="US" officeooo:rsid="002f34db" officeooo:paragraph-rsid="002f34db"/>
    </style:style>
    <style:style style:name="P33" style:family="paragraph" style:parent-style-name="Standard">
      <style:text-properties fo:language="en" fo:country="US" officeooo:rsid="0032b68b" officeooo:paragraph-rsid="0032b68b"/>
    </style:style>
    <style:style style:name="P34" style:family="paragraph" style:parent-style-name="Standard">
      <style:text-properties fo:language="en" fo:country="US" officeooo:rsid="00379ada" officeooo:paragraph-rsid="00379ada"/>
    </style:style>
    <style:style style:name="P35" style:family="paragraph" style:parent-style-name="Example">
      <style:paragraph-properties fo:margin-top="0.0598in" fo:margin-bottom="0.0598in" style:contextual-spacing="false"/>
    </style:style>
    <style:style style:name="P36" style:family="paragraph" style:parent-style-name="Standard">
      <style:text-properties fo:language="en" fo:country="US" officeooo:rsid="00379ada" officeooo:paragraph-rsid="0059d8a6"/>
    </style:style>
    <style:style style:name="P37" style:family="paragraph" style:parent-style-name="Standard">
      <style:text-properties fo:language="en" fo:country="US" officeooo:rsid="00379ada" officeooo:paragraph-rsid="0059afd2"/>
    </style:style>
    <style:style style:name="P38" style:family="paragraph" style:parent-style-name="Standard">
      <style:text-properties fo:language="en" fo:country="US" officeooo:rsid="003f56e9" officeooo:paragraph-rsid="003f56e9"/>
    </style:style>
    <style:style style:name="P39" style:family="paragraph" style:parent-style-name="Standard">
      <style:text-properties fo:language="en" fo:country="US" officeooo:rsid="0042e059" officeooo:paragraph-rsid="0042e059"/>
    </style:style>
    <style:style style:name="P40" style:family="paragraph" style:parent-style-name="Standard">
      <style:text-properties officeooo:paragraph-rsid="005d0b08"/>
    </style:style>
    <style:style style:name="P41" style:family="paragraph" style:parent-style-name="Standard">
      <style:text-properties fo:language="en" fo:country="US" officeooo:paragraph-rsid="002bb307"/>
    </style:style>
    <style:style style:name="P42" style:family="paragraph" style:parent-style-name="Standard">
      <style:paragraph-properties fo:margin-top="0.0598in" fo:margin-bottom="0in" style:contextual-spacing="false"/>
      <style:text-properties fo:language="en" fo:country="US" officeooo:rsid="005d0b08" officeooo:paragraph-rsid="005ffd52"/>
    </style:style>
    <style:style style:name="P43" style:family="paragraph" style:parent-style-name="Example">
      <style:paragraph-properties fo:margin-top="0.0598in" fo:margin-bottom="0.0598in" style:contextual-spacing="false"/>
      <style:text-properties officeooo:paragraph-rsid="005ffd52"/>
    </style:style>
    <style:style style:name="P44" style:family="paragraph" style:parent-style-name="Example">
      <style:paragraph-properties fo:margin-top="0in" fo:margin-bottom="0.0598in" style:contextual-spacing="false"/>
      <style:text-properties officeooo:paragraph-rsid="005ffd52"/>
    </style:style>
    <style:style style:name="P45" style:family="paragraph" style:parent-style-name="Example">
      <style:text-properties officeooo:paragraph-rsid="005ffd52"/>
    </style:style>
    <style:style style:name="P46" style:family="paragraph" style:parent-style-name="Text_20_body">
      <style:text-properties officeooo:paragraph-rsid="00578de4"/>
    </style:style>
    <style:style style:name="P47" style:family="paragraph" style:parent-style-name="Example">
      <style:paragraph-properties fo:margin-top="0.0598in" fo:margin-bottom="0.0598in" style:contextual-spacing="false"/>
      <style:text-properties officeooo:paragraph-rsid="00578de4"/>
    </style:style>
    <style:style style:name="P48" style:family="paragraph" style:parent-style-name="Example">
      <style:paragraph-properties fo:margin-top="0in" fo:margin-bottom="0.0598in" style:contextual-spacing="false"/>
      <style:text-properties officeooo:paragraph-rsid="00578de4"/>
    </style:style>
    <style:style style:name="P49" style:family="paragraph" style:parent-style-name="Example">
      <style:text-properties officeooo:paragraph-rsid="00578de4"/>
    </style:style>
    <style:style style:name="P50" style:family="paragraph" style:parent-style-name="Standard">
      <style:text-properties fo:language="en" fo:country="US" officeooo:rsid="00560900" officeooo:paragraph-rsid="00578de4"/>
    </style:style>
    <style:style style:name="P51" style:family="paragraph" style:parent-style-name="Text_20_body" style:list-style-name="L4"/>
    <style:style style:name="P52" style:family="paragraph" style:parent-style-name="Example">
      <style:paragraph-properties fo:margin-top="0in" fo:margin-bottom="0.0598in" style:contextual-spacing="false"/>
    </style:style>
    <style:style style:name="P53" style:family="paragraph" style:parent-style-name="Standard">
      <style:text-properties fo:language="en" fo:country="US" officeooo:rsid="004bdcd2" officeooo:paragraph-rsid="004bdcd2"/>
    </style:style>
    <style:style style:name="P54" style:family="paragraph" style:parent-style-name="Example" style:master-page-name="">
      <loext:graphic-properties draw:fill="solid" draw:fill-color="#dee6ef"/>
      <style:paragraph-properties fo:margin-left="0in" fo:margin-right="0.3752in" fo:margin-top="0.0598in" fo:margin-bottom="0.0598in" style:contextual-spacing="false" fo:text-align="start" style:justify-single-word="false" fo:text-indent="0in" style:auto-text-indent="false" style:page-number="auto" fo:background-color="#dee6ef" style:writing-mode="lr-tb"/>
    </style:style>
    <style:style style:name="P55" style:family="paragraph" style:parent-style-name="Example">
      <loext:graphic-properties draw:fill="solid" draw:fill-color="#dee6ef"/>
      <style:paragraph-properties fo:margin-left="0in" fo:margin-right="0.3752in" fo:margin-top="0.0598in" fo:margin-bottom="0.0598in" style:contextual-spacing="false" fo:text-align="start" style:justify-single-word="false" fo:text-indent="0in" style:auto-text-indent="false" fo:background-color="#dee6ef" style:writing-mode="lr-tb"/>
    </style:style>
    <style:style style:name="P56" style:family="paragraph" style:parent-style-name="Standard">
      <style:text-properties fo:language="en" fo:country="US" officeooo:rsid="0054fdb4" officeooo:paragraph-rsid="0054fdb4"/>
    </style:style>
    <style:style style:name="P57" style:family="paragraph" style:parent-style-name="Standard">
      <style:text-properties officeooo:paragraph-rsid="00597cd5"/>
    </style:style>
    <style:style style:name="P58" style:family="paragraph" style:parent-style-name="Standard">
      <style:text-properties fo:language="en" fo:country="US" officeooo:rsid="0051544a" officeooo:paragraph-rsid="0051544a"/>
    </style:style>
    <style:style style:name="P59" style:family="paragraph" style:parent-style-name="Standard">
      <style:text-properties officeooo:paragraph-rsid="0051544a"/>
    </style:style>
    <style:style style:name="P60" style:family="paragraph" style:parent-style-name="Standard">
      <style:text-properties officeooo:paragraph-rsid="002bb307"/>
    </style:style>
    <style:style style:name="T1" style:family="text">
      <style:text-properties fo:language="en" fo:country="US"/>
    </style:style>
    <style:style style:name="T2" style:family="text">
      <style:text-properties fo:language="en" fo:country="US" officeooo:rsid="0015b569"/>
    </style:style>
    <style:style style:name="T3" style:family="text">
      <style:text-properties fo:language="en" fo:country="US" officeooo:rsid="00185ce7"/>
    </style:style>
    <style:style style:name="T4" style:family="text">
      <style:text-properties fo:language="en" fo:country="US" officeooo:rsid="0019f0be"/>
    </style:style>
    <style:style style:name="T5" style:family="text">
      <style:text-properties fo:language="en" fo:country="US" officeooo:rsid="001af632"/>
    </style:style>
    <style:style style:name="T6" style:family="text">
      <style:text-properties fo:language="en" fo:country="US" fo:font-weight="bold"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officeooo:rsid="001af647"/>
    </style:style>
    <style:style style:name="T9" style:family="text">
      <style:text-properties officeooo:rsid="001af632"/>
    </style:style>
    <style:style style:name="T10" style:family="text">
      <style:text-properties officeooo:rsid="001d6d08"/>
    </style:style>
    <style:style style:name="T11" style:family="text">
      <style:text-properties officeooo:rsid="001d8c6a"/>
    </style:style>
    <style:style style:name="T12" style:family="text">
      <style:text-properties officeooo:rsid="00225376"/>
    </style:style>
    <style:style style:name="T13" style:family="text">
      <style:text-properties fo:font-weight="bold" officeooo:rsid="001d8c6a" style:font-weight-asian="bold" style:font-weight-complex="bold"/>
    </style:style>
    <style:style style:name="T14" style:family="text">
      <style:text-properties fo:color="#ff0000" loext:opacity="100%" fo:font-weight="bold" style:font-weight-asian="bold" style:font-weight-complex="bold"/>
    </style:style>
    <style:style style:name="T15" style:family="text">
      <style:text-properties fo:language="en" fo:country="US" officeooo:rsid="00202e81"/>
    </style:style>
    <style:style style:name="T16" style:family="text">
      <style:text-properties fo:language="en" fo:country="US" officeooo:rsid="001a1ede"/>
    </style:style>
    <style:style style:name="T17" style:family="text">
      <style:text-properties fo:language="en" fo:country="US" officeooo:rsid="0020bf9f"/>
    </style:style>
    <style:style style:name="T18" style:family="text">
      <style:text-properties fo:language="en" fo:country="US" officeooo:rsid="0024411f"/>
    </style:style>
    <style:style style:name="T19" style:family="text">
      <style:text-properties officeooo:rsid="0024411f"/>
    </style:style>
    <style:style style:name="T20" style:family="text">
      <style:text-properties officeooo:rsid="0025b566"/>
    </style:style>
    <style:style style:name="T21" style:family="text">
      <style:text-properties fo:font-weight="bold" officeooo:rsid="0024411f" style:font-weight-asian="bold" style:font-weight-complex="bold"/>
    </style:style>
    <style:style style:name="T22" style:family="text">
      <style:text-properties fo:font-weight="bold" style:font-weight-asian="bold" style:font-weight-complex="bold"/>
    </style:style>
    <style:style style:name="T23" style:family="text">
      <style:text-properties fo:font-weight="normal" officeooo:rsid="00225376" style:font-weight-asian="normal" style:font-weight-complex="normal"/>
    </style:style>
    <style:style style:name="T24" style:family="text">
      <style:text-properties fo:font-weight="bold" officeooo:rsid="00225376" style:font-weight-asian="bold" style:font-weight-complex="bold"/>
    </style:style>
    <style:style style:name="T25" style:family="text">
      <style:text-properties officeooo:rsid="0014f43c"/>
    </style:style>
    <style:style style:name="T26" style:family="text">
      <style:text-properties officeooo:rsid="00108a37"/>
    </style:style>
    <style:style style:name="T27" style:family="text">
      <style:text-properties fo:language="en" fo:country="US" officeooo:rsid="002730b5"/>
    </style:style>
    <style:style style:name="T28" style:family="text">
      <style:text-properties fo:language="en" fo:country="US" fo:font-weight="bold" officeooo:rsid="002730b5" style:font-weight-asian="bold" style:font-weight-complex="bold"/>
    </style:style>
    <style:style style:name="T29" style:family="text">
      <style:text-properties fo:language="en" fo:country="US" officeooo:rsid="00291bd5"/>
    </style:style>
    <style:style style:name="T30" style:family="text">
      <style:text-properties officeooo:rsid="002bb307"/>
    </style:style>
    <style:style style:name="T31" style:family="text">
      <style:text-properties fo:font-weight="bold" officeooo:rsid="002f34db" style:font-weight-asian="bold" style:font-weight-complex="bold"/>
    </style:style>
    <style:style style:name="T32" style:family="text">
      <style:text-properties fo:font-weight="normal" officeooo:rsid="002f34db" style:font-weight-asian="normal" style:font-weight-complex="normal"/>
    </style:style>
    <style:style style:name="T33" style:family="text">
      <style:text-properties fo:font-weight="normal" style:font-weight-asian="normal" style:font-weight-complex="normal"/>
    </style:style>
    <style:style style:name="T34" style:family="text">
      <style:text-properties fo:font-weight="bold" officeooo:rsid="0038f666" style:font-weight-asian="bold" style:font-weight-complex="bold"/>
    </style:style>
    <style:style style:name="T35" style:family="text">
      <style:text-properties officeooo:rsid="0038f666"/>
    </style:style>
    <style:style style:name="T36" style:family="text">
      <style:text-properties officeooo:rsid="0059afd2"/>
    </style:style>
    <style:style style:name="T37" style:family="text">
      <style:text-properties fo:color="#666666" loext:opacity="100%" fo:font-weight="bold" style:font-weight-asian="bold" style:font-weight-complex="bold"/>
    </style:style>
    <style:style style:name="T38" style:family="text">
      <style:text-properties officeooo:rsid="003e81a2"/>
    </style:style>
    <style:style style:name="T39" style:family="text">
      <style:text-properties fo:font-weight="bold" officeooo:rsid="003e81a2" style:font-weight-asian="bold" style:font-weight-complex="bold"/>
    </style:style>
    <style:style style:name="T40" style:family="text">
      <style:text-properties officeooo:rsid="005b2583"/>
    </style:style>
    <style:style style:name="T41" style:family="text">
      <style:text-properties fo:font-weight="bold" officeooo:rsid="005b2583" style:font-weight-asian="bold" style:font-weight-complex="bold"/>
    </style:style>
    <style:style style:name="T42" style:family="text">
      <style:text-properties officeooo:rsid="00443a5a"/>
    </style:style>
    <style:style style:name="T43" style:family="text">
      <style:text-properties officeooo:rsid="0045aa58"/>
    </style:style>
    <style:style style:name="T44" style:family="text">
      <style:text-properties officeooo:rsid="00461224"/>
    </style:style>
    <style:style style:name="T45" style:family="text">
      <style:text-properties fo:font-weight="bold" officeooo:rsid="00461224" style:font-weight-asian="bold" style:font-weight-complex="bold"/>
    </style:style>
    <style:style style:name="T46" style:family="text">
      <style:text-properties fo:language="en" fo:country="US" officeooo:rsid="005d0b08"/>
    </style:style>
    <style:style style:name="T47" style:family="text">
      <style:text-properties fo:language="en" fo:country="US" fo:font-weight="bold" officeooo:rsid="005d0b08" style:font-weight-asian="bold" style:font-weight-complex="bold"/>
    </style:style>
    <style:style style:name="T48" style:family="text">
      <style:text-properties officeooo:rsid="005f3660"/>
    </style:style>
    <style:style style:name="T49" style:family="text">
      <style:text-properties fo:language="en" fo:country="US" fo:font-weight="normal" officeooo:rsid="00560900" style:font-weight-asian="normal" style:font-weight-complex="normal"/>
    </style:style>
    <style:style style:name="T50" style:family="text">
      <style:text-properties fo:font-weight="normal" officeooo:rsid="00578de4" style:font-weight-asian="normal" style:font-weight-complex="normal"/>
    </style:style>
    <style:style style:name="T51" style:family="text">
      <style:text-properties fo:font-weight="bold" officeooo:rsid="00578de4" style:font-weight-asian="bold" style:font-weight-complex="bold"/>
    </style:style>
    <style:style style:name="T52" style:family="text">
      <style:text-properties fo:language="en" fo:country="US" officeooo:rsid="0047e185"/>
    </style:style>
    <style:style style:name="T53" style:family="text">
      <style:text-properties fo:language="en" fo:country="US" officeooo:rsid="0048da7f"/>
    </style:style>
    <style:style style:name="T54" style:family="text">
      <style:text-properties officeooo:rsid="0047e185"/>
    </style:style>
    <style:style style:name="T55" style:family="text">
      <style:text-properties officeooo:rsid="0048da7f"/>
    </style:style>
    <style:style style:name="T56" style:family="text">
      <style:text-properties officeooo:rsid="004bdcd2"/>
    </style:style>
    <style:style style:name="T57" style:family="text">
      <style:text-properties officeooo:rsid="004ac872"/>
    </style:style>
    <style:style style:name="T58" style:family="text">
      <style:text-properties fo:font-weight="bold" officeooo:rsid="004ac872" style:font-weight-asian="bold" style:font-weight-complex="bold"/>
    </style:style>
    <style:style style:name="T59" style:family="text">
      <style:text-properties fo:font-weight="normal" officeooo:rsid="00560900" style:font-weight-asian="normal" style:font-weight-complex="normal"/>
    </style:style>
    <style:style style:name="T60" style:family="text">
      <style:text-properties fo:font-weight="bold" officeooo:rsid="00560900" style:font-weight-asian="bold" style:font-weight-complex="bold"/>
    </style:style>
    <style:style style:name="T61" style:family="text">
      <style:text-properties fo:font-weight="normal" officeooo:rsid="004d4283" style:font-weight-asian="normal" style:font-weight-complex="normal"/>
    </style:style>
    <style:style style:name="T62" style:family="text">
      <style:text-properties officeooo:rsid="00597cd5"/>
    </style:style>
    <style:style style:name="T63" style:family="text">
      <style:text-properties fo:language="en" fo:country="US" officeooo:rsid="0051544a"/>
    </style:style>
    <style:style style:name="T64" style:family="text">
      <style:text-properties fo:language="en" fo:country="US" officeooo:rsid="002bb30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econditions</text:h>
      <text:p text:style-name="P2"><text:span text:style-name="T1">You will need latest version of Visual Studio </text:span><text:span text:style-name="T2">and .NET 9</text:span><text:span text:style-name="T1">. </text:span><text:span text:style-name="T3">Different versions of the NorthWind database you can to download from </text:span><text:a xlink:type="simple" xlink:href="https://code.google.com/archive/p/northwindextended/downloads" text:style-name="Internet_20_link" text:visited-style-name="Visited_20_Internet_20_Link"><text:span text:style-name="T3">Google</text:span></text:a><text:span text:style-name="T3"> site. <text:s/>There is no need to download SQLite version: a copy of this file is <text:s/>included into this tutorial. </text:span><text:span text:style-name="T4">You will need SQLite browser </text:span><text:span text:style-name="T5">if you will be </text:span><text:span text:style-name="T4">working with this database. Download it from </text:span><text:a xlink:type="simple" xlink:href="https://sqlitebrowser.org/dl/" text:style-name="Internet_20_link" text:visited-style-name="Visited_20_Internet_20_Link"><text:span text:style-name="T4">sqlitebrowser</text:span></text:a><text:span text:style-name="T4"> site. </text:span></text:p>
      <text:p text:style-name="P3"><text:span text:style-name="T4">A</text:span><text:span text:style-name="T1">rchyve </text:span><text:a xlink:type="simple" xlink:href="https://github.com/gbukauskas/BlazorTutor" text:style-name="Internet_20_link" text:visited-style-name="Visited_20_Internet_20_Link"><text:span text:style-name="T1">https://github.com/gbukauskas/BlazorTutor</text:span></text:a><text:span text:style-name="T1"> has collection of branches </text:span><text:span text:style-name="T6">BlazorTutor_xx</text:span><text:span text:style-name="T7">. The number xx corresponds to a step in this document.</text:span></text:p>
      <text:h text:style-name="P4" text:outline-level="2">Step 1: create the application</text:h>
      <text:p text:style-name="P5">Create new application using “Blazor Web App” template. <text:span text:style-name="T8">On next screen d</text:span><text:span text:style-name="T9">on’t check flag "Place solution and project in the same directory". </text:span><text:span text:style-name="T8">All </text:span><text:span text:style-name="T9">other values you can change </text:span><text:span text:style-name="T8">there</text:span><text:span text:style-name="T9">.</text:span> <text:span text:style-name="T8">Uncheck flag "Configure for Https" on last screen, </text:span><text:span text:style-name="T10">exclude interactive render mode</text:span><text:span text:style-name="T8"> and click "Create“ button:</text:span></text:p>
      <text:p text:style-name="P6"><draw:frame draw:style-name="fr1" draw:name="Image1" text:anchor-type="char" svg:width="6.9252in" svg:height="4.652in" draw:z-index="0"><draw:image xlink:href="Pictures/100000010000031200000210AC618E2A.png" xlink:type="simple" xlink:show="embed" xlink:actuate="onLoad" draw:mime-type="image/png"/></draw:frame><text:span text:style-name="T8">T</text:span>hese settings will create Static Server Render page.<text:span text:style-name="T8"> <text:s/></text:span><text:span text:style-name="T11">Interactive render mode may be set to "Server": you can change it later at any moment by adding </text:span><text:span text:style-name="T12">or removing </text:span><text:span text:style-name="T13">AddInteractiveServerRenderMode() </text:span><text:span text:style-name="T11">command:</text:span></text:p>
      <text:p text:style-name="P7">app.MapStaticAssets();</text:p>
      <text:p text:style-name="P8">app.MapRazorComponents&lt;App&gt;()</text:p>
      <text:p text:style-name="P8"><text:s text:c="3"/><text:span text:style-name="T14"><text:s/>.AddInteractiveServerRenderMode();</text:span></text:p>
      <text:p text:style-name="P9"><text:soft-page-break/>app.Run();</text:p>
      <text:p text:style-name="P10"><text:span text:style-name="T15">Install Entity Framework Core. The process is described in the "</text:span><text:a xlink:type="simple" xlink:href="https://www.entityframeworktutorial.net/efcore/install-entity-framework-core.aspx" text:style-name="Internet_20_link" text:visited-style-name="Visited_20_Internet_20_Link"><text:span text:style-name="T15">https://www.entityframeworktutorial.net/efcore/install-entity-framework-core.aspx</text:span></text:a><text:span text:style-name="T15">". <text:s/></text:span><text:span text:style-name="T16">A</text:span><text:span text:style-name="T1">dd Nort</text:span><text:span text:style-name="T17">h</text:span><text:span text:style-name="T1">Wind database and generate Entity framework classes for your database. </text:span><text:span text:style-name="T15">Follow the "</text:span><text:a xlink:type="simple" xlink:href="https://www.entityframeworktutorial.net/efcore/create-model-for-existing-database-in-ef-core.aspx" text:style-name="Internet_20_link" text:visited-style-name="Visited_20_Internet_20_Link"><text:span text:style-name="T15">https://www.entityframeworktutorial.net/efcore/create-model-for-existing-database-in-ef-core.aspx</text:span></text:a><text:span text:style-name="T15">" <text:s/>article. </text:span><text:span text:style-name="T18">I selected SQLite because of a simple installation. After selecting another DB engine you will need:</text:span></text:p>
      <text:list text:style-name="L1">
        <text:list-item>
          <text:p text:style-name="P11">install the database on your local computer,</text:p>
        </text:list-item>
        <text:list-item>
          <text:p text:style-name="P12"><text:span text:style-name="T19">change </text:span><text:span text:style-name="T20">command </text:span><text:span text:style-name="T21">options.UseSqlite</text:span><text:span text:style-name="T19"> in the </text:span><text:span text:style-name="T21">Program.cs</text:span><text:span text:style-name="T19"> file,</text:span></text:p>
        </text:list-item>
        <text:list-item>
          <text:p text:style-name="P13"><text:span text:style-name="T19">m</text:span>odify connection string in the <text:span text:style-name="T22">appsettings.json</text:span> file,</text:p>
        </text:list-item>
        <text:list-item>
          <text:p text:style-name="P13">change <text:span text:style-name="T22">HasColumnType</text:span> in all files inside <text:span text:style-name="T22">DBContex/Models</text:span> directory.</text:p>
        </text:list-item>
      </text:list>
      <text:p text:style-name="P14"><text:span text:style-name="T12">S</text:span><text:span text:style-name="T23">caffolding generates </text:span><text:span text:style-name="T12">long </text:span><text:span text:style-name="T24">OnModelCreating </text:span><text:span text:style-name="T23">procedure. You can split it using partial files but it would be better to move the configuration into entity classes. Look at the NorthwindContext.cs file and entities in the Models directory.</text:span></text:p>
      <text:p text:style-name="P15"><text:span text:style-name="T16">Read instructions on </text:span><text:a xlink:type="simple" xlink:href="https://learn.microsoft.com/en-us/training/modules/build-your-first-blazor-web-app/" text:style-name="Internet_20_link" text:visited-style-name="Visited_20_Internet_20_Link"><text:span text:style-name="T16">Microsoft</text:span></text:a><text:span text:style-name="T16"> site in case of trouble. </text:span></text:p>
      <text:h text:style-name="P16" text:outline-level="2">Step 2: attach tests</text:h>
      <text:p text:style-name="P17">NorthwindContext will be used in two modules:</text:p>
      <text:list text:style-name="L2">
        <text:list-item>
          <text:p text:style-name="P18">WEB application</text:p>
        </text:list-item>
        <text:list-item>
          <text:p text:style-name="P18">xUnit tests.</text:p>
        </text:list-item>
      </text:list>
      <text:p text:style-name="P19">For this reason, a new application, ClassLibraryDatabase, was created and the NorthwindContext.cs file was moved <text:span text:style-name="T25">in</text:span>to it. In the transferred file, I changed the namespace names <text:span text:style-name="T25">for</text:span> match<text:span text:style-name="T25">ing</text:span> the<text:span text:style-name="T26">m</text:span> names <text:span text:style-name="T25">of the </text:span>director<text:span text:style-name="T25">ies</text:span>.</text:p>
      <text:p text:style-name="P19">I added a static function <text:span text:style-name="T22">CreateDBcontext</text:span> <text:span text:style-name="T25">i</text:span>n the <text:span text:style-name="T25">auto</text:span>generated NorthwindContext file. <text:span text:style-name="T25">This function</text:span> allows <text:span text:style-name="T25">me</text:span> to create a DB context for tests.</text:p>
      <text:p text:style-name="P20">xUnit tests <text:span text:style-name="T25">work with a separate </text:span>copy the database and <text:span text:style-name="T25">do not touch</text:span> a <text:span text:style-name="T25">real </text:span>DB context. This code is executed only once before the first test starts.</text:p>
      <text:p text:style-name="P21">The <text:span text:style-name="T22">Test1</text:span> method tests all tables and views in NorthWind database. You can split this method if you wish. Don’t forget to correct Assert statement after correcting any filtering condition.</text:p>
      <text:p text:style-name="P21">Some views in the NorthWind were modified because of incorrect data filters.</text:p>
      <text:p text:style-name="P21"/>
      <text:h text:style-name="P16" text:outline-level="2">Step 3: Multilevel menu</text:h>
      <text:p text:style-name="P22"><text:span text:style-name="T1">WEB contains many examples on creating collapsible submenu. Look at </text:span><text:a xlink:type="simple" xlink:href="https://stackoverflow.com/questions/58914389/how-to-create-navmenu-with-collapsible-submenu-in-net-core-blazor-app" text:style-name="Internet_20_link" text:visited-style-name="Visited_20_Internet_20_Link"><text:span text:style-name="T1">stackoverflow</text:span></text:a><text:span text:style-name="T1"> for </text:span><text:span text:style-name="T27">an </text:span><text:span text:style-name="T1">example. </text:span><text:span text:style-name="T27">The problem is that all they are based on handling Blazor events and this turns on a completely unwanted interactive mode. Using the </text:span><text:span text:style-name="T28">details/summary</text:span><text:span text:style-name="T27"> HTML element, I got exactly the same results without using events. </text:span><text:span text:style-name="T29">Look at file </text:span><text:a xlink:type="simple" xlink:href="https://github.com/gbukauskas/BlazorTutor/blob/main/WEBtransitions/WEBtransitions/Components/Layout/NavMenu.razor" text:style-name="Internet_20_link" text:visited-style-name="Visited_20_Internet_20_Link"><text:span text:style-name="T29">NavMenu.razor</text:span></text:a><text:span text:style-name="T27">:</text:span></text:p>
      <text:p text:style-name="P7">&lt;div class="nav-item px-3"&gt;</text:p>
      <text:p text:style-name="P23"><text:tab/>&lt;details class="nav-item" </text:p>
      <text:p text:style-name="P23"><text:tab/><text:tab/>style="color: var(--bs-light); padding-left: var(--bs-nav-link-padding-x);"&gt;</text:p>
      <text:p text:style-name="P8"><text:soft-page-break/><text:tab/> <text:s text:c="2"/>&lt;summary&gt;Classificators&lt;/summary&gt;</text:p>
      <text:p text:style-name="P8"><text:tab/> <text:s text:c="2"/>&lt;NavLink class="nav-link" href="Employees"&gt;</text:p>
      <text:p text:style-name="P23"><text:tab/> <text:s text:c="6"/>&lt;span class="bi bi-northwind-employees"</text:p>
      <text:p text:style-name="P23"><text:tab/><text:tab/><text:tab/><text:tab/>aria-hidden="true"&gt;&lt;/span&gt; Employees</text:p>
      <text:p text:style-name="P8"><text:tab/> <text:s text:c="2"/>&lt;/NavLink&gt;</text:p>
      <text:p text:style-name="P8"><text:tab/> <text:s text:c="2"/>&lt;NavLink class="nav-link" href="Customers"&gt;</text:p>
      <text:p text:style-name="P23"><text:tab/> <text:s text:c="9"/>&lt;span class="bi bi-northwind-customers"</text:p>
      <text:p text:style-name="P23"><text:tab/><text:tab/><text:tab/><text:tab/>aria-hidden="true"&gt;&lt;/span&gt; Customers</text:p>
      <text:p text:style-name="P8"><text:tab/> <text:s text:c="2"/>&lt;/NavLink&gt;</text:p>
      <text:p text:style-name="P8"><text:tab/>&lt;/details&gt;</text:p>
      <text:p text:style-name="P9">&lt;/div&gt;</text:p>
      <text:h text:style-name="P16" text:outline-level="2">Step 4: List of employees</text:h>
      <text:p text:style-name="P24">Page <text:span text:style-name="T22">Employees.razor</text:span> follows template <text:span text:style-name="T22">Weather.razor</text:span> provided by Microsoft. The differences are:</text:p>
      <text:list text:style-name="L3">
        <text:list-item>
          <text:p text:style-name="P25">The data <text:span text:style-name="T30">are</text:span> retrieved from the <text:span text:style-name="T22">Northwind</text:span> database (table <text:span text:style-name="T22">dbo.Employees</text:span>),</text:p>
        </text:list-item>
        <text:list-item>
          <text:p text:style-name="P25">The table uses zebra format,</text:p>
        </text:list-item>
        <text:list-item>
          <text:p text:style-name="P25">The table can be sorted by any column,</text:p>
        </text:list-item>
        <text:list-item>
          <text:p text:style-name="P26">The component has optional parameter <text:span text:style-name="T22">sortname</text:span>. This parameter defines sorting.</text:p>
        </text:list-item>
      </text:list>
      <text:p text:style-name="P27">List of employees comes from the database and is displayed in the HTML table <text:span text:style-name="T22">list-of-employees</text:span>. </text:p>
      <text:p text:style-name="P28">Page <text:span text:style-name="T22">Customers.razor</text:span> follows the same template.</text:p>
      <text:h text:style-name="P29" text:outline-level="3">Sorting</text:h>
      <text:p text:style-name="P30">Header of the <text:s/><text:span text:style-name="T22">list-of-employees </text:span><text:span text:style-name="T31">table </text:span><text:span text:style-name="T32">consists of links that reloads the page with </text:span><text:span text:style-name="T31">sortname</text:span><text:span text:style-name="T32"> parameter. This parameter has listed below format:</text:span></text:p>
      <text:p text:style-name="P7">sortCharacter_{field name}</text:p>
      <text:p text:style-name="P31"><text:span text:style-name="T33">The parameter is optional and stands </text:span><text:span text:style-name="T22">no sorting</text:span><text:span text:style-name="T33"> if it is not defined. </text:span><text:span text:style-name="T22">sortCharacter</text:span><text:span text:style-name="T33"> has listed below values:</text:span></text:p>
      <text:p text:style-name="P31"><text:span text:style-name="T22">n</text:span><text:span text:style-name="T33"> – no sorting,</text:span></text:p>
      <text:p text:style-name="P31"><text:span text:style-name="T22">a</text:span><text:span text:style-name="T33"> – sort ascending,</text:span></text:p>
      <text:p text:style-name="P31"><text:span text:style-name="T22">d</text:span><text:span text:style-name="T33"> – sort descending.</text:span></text:p>
      <text:p text:style-name="P32">The <text:span text:style-name="T22">sortCharacter</text:span> changes sequentially after subsequent clicks on the same header:</text:p>
      <text:p text:style-name="P7">n → a → d → n</text:p>
      <text:p text:style-name="P33">A header of the table has two attributes related to the sorting: <text:span text:style-name="T22">data-sort</text:span> and <text:span text:style-name="T22">href</text:span><text:span text:style-name="T33">. First one informs CSS, second one – sends information to the server.</text:span> </text:p>
      <text:h text:style-name="Heading_20_3" text:outline-level="3">Paging</text:h>
      <text:p text:style-name="P34">Processing Customers table requires methods from both interfaces (<text:span text:style-name="T22">I</text:span><text:span text:style-name="T34">P</text:span><text:span text:style-name="T22">agedCollection</text:span> and <text:span text:style-name="T34">IDatabaseSvc</text:span><text:span text:style-name="T35">) thus f</text:span>ile <text:span text:style-name="T22">Program.cs</text:span> registers service <text:span text:style-name="T22">CustomerSvc</text:span> storing the object itself:</text:p>
      <text:p text:style-name="P35">builder.Services.AddSingleton&lt;<text:span text:style-name="T22">CustomerSvc</text:span>&gt;();</text:p>
      <text:p text:style-name="P34"><text:soft-page-break/>The <text:span text:style-name="T22">Customers.razor </text:span>component displays a list of customers divided into pages. Since this list <text:span text:style-name="T36">may be </text:span><text:s/>sorted and filtered, the standard Linq <text:span text:style-name="T22">SELECT</text:span> operator does not work. After several unsuccessful attempts, I chose the <text:span text:style-name="T22">FromSqlRaw</text:span> function, see the <text:span text:style-name="T22">GetCurrentPageAsync</text:span> function in the <text:span text:style-name="T22">CustomerSvc.cs</text:span> file.</text:p>
      <text:p text:style-name="P36">The function <text:span text:style-name="T37">FromSqlRaw("SELECT COUNT(*) FROM Customers")</text:span> does not work. You must use the SQL operator <text:span text:style-name="T14">AS</text:span>:</text:p>
      <text:p text:style-name="P35">FromSqlRaw("SELECT COUNT(*) <text:span text:style-name="T14">AS Value</text:span> FROM Customers")</text:p>
      <text:p text:style-name="P37"><text:span text:style-name="T38">Page buttons in the </text:span><text:span text:style-name="T22">PagerControl.razor</text:span> <text:span text:style-name="T38">component are links. They are reloading the </text:span><text:span text:style-name="T39">Customers</text:span><text:span text:style-name="T38"> component with </text:span><text:span text:style-name="T39">pagesize</text:span><text:span text:style-name="T38"> and </text:span><text:span text:style-name="T39">pagenumber</text:span><text:span text:style-name="T38"> parameters. </text:span></text:p>
      <text:p text:style-name="P37">The filtering element is placed in<text:span text:style-name="T40">to</text:span> a Generic component <text:span text:style-name="T41">FilterControl.razor</text:span>, which adds to the DropDown list the <text:span text:style-name="T40">only </text:span>properties marked with the <text:span text:style-name="T22">AllowFiltering</text:span> attribute, see the class description in<text:span text:style-name="T40">side </text:span>the <text:span text:style-name="T22">Customers.cs</text:span> file.</text:p>
      <text:p text:style-name="P38">Standard POST method of the <text:span text:style-name="T22">EditForm</text:span> component refreshes the form itself. Server side processes POST event and current version of the Blazor fails on redirection. Thus I have used <text:span text:style-name="T22">HTML form</text:span> element with <text:span text:style-name="T22">GET</text:span> method.</text:p>
      <text:p text:style-name="P39">Paging and sorting requires reflection for switching from field names to object properties. <text:s/>Look to component Employees.razor in BlazorTutor_05 branch. This slows down the program a lot. I solved this problem by reading the lists with ADO Data<text:span text:style-name="T42">R</text:span>eader. <text:span text:style-name="T43">Look at </text:span><text:span text:style-name="T44">procedure </text:span><text:span text:style-name="T45">OnParametersSetAsync()</text:span><text:span text:style-name="T43"> in </text:span><text:span text:style-name="T44">the </text:span><text:span text:style-name="T43">Customers.razor.</text:span></text:p>
      <text:p text:style-name="P40"><text:span text:style-name="T46">Images at right end of every row are HTML links packed in the</text:span><text:span text:style-name="T47"> CrudLinksContro.razor</text:span><text:span text:style-name="T46"> component. </text:span></text:p>
      <text:p text:style-name="P41"><draw:frame draw:style-name="fr2" draw:name="Image2" text:anchor-type="char" svg:x="0.5563in" svg:y="0.1146in" svg:width="1.5626in" svg:height="2.0102in" draw:z-index="1"><draw:image xlink:href="Pictures/1000000000000096000000C15D70CD44.png" xlink:type="simple" xlink:show="embed" xlink:actuate="onLoad" draw:mime-type="image/png"/></draw:frame></text:p>
      <text:p text:style-name="P41"/>
      <text:p text:style-name="P41"/>
      <text:p text:style-name="P41"/>
      <text:p text:style-name="P41"/>
      <text:p text:style-name="P41"/>
      <text:p text:style-name="P41"/>
      <text:p text:style-name="P41"/>
      <text:p text:style-name="P41"/>
      <text:h text:style-name="Heading_20_3" text:outline-level="3"/>
      <text:p text:style-name="P42">All they open <text:span text:style-name="T48">the same</text:span> <text:span text:style-name="T22">EditCustomer.razor </text:span>component with different parameters:</text:p>
      <text:p text:style-name="P43">&lt;a href="@Url/<text:span text:style-name="T22">view</text:span>/@Id"&gt;</text:p>
      <text:p text:style-name="P44">&lt;a href="@Url/<text:span text:style-name="T22">edit</text:span>/@Id"&gt;</text:p>
      <text:p text:style-name="P45">&lt;a href="@Url/<text:span text:style-name="T22">delete</text:span>/@Id"&gt;</text:p>
      <text:h text:style-name="Heading_20_3" text:outline-level="3">Concurrency</text:h>
      <text:p text:style-name="P46">In most scenarios, databases are used concurrently by multiple application instances, each performing modifications to data independently of each other. When the same data gets modified at the same time, inconsistencies and data corruption can occur, e.g. when two clients modify different columns in the same row which are related in some way. This problem is called "concurrency conflicts". <text:span text:style-name="T1">Entity Framework Core has great built-in support for </text:span><text:a xlink:type="simple" xlink:href="https://docs.microsoft.com/ef/core/saving/concurrency" text:style-name="Internet_20_link" text:visited-style-name="Visited_20_Internet_20_Link"><text:span text:style-name="T1">optimistic concurrency control</text:span></text:a><text:span text:style-name="T1">. The best way to utilize this on SQL Server is via a </text:span><text:a xlink:type="simple" xlink:href="https://docs.microsoft.com/ef/core/modeling/concurrency?tabs=data-annotations#timestamprowversion" text:style-name="Internet_20_link" text:visited-style-name="Visited_20_Internet_20_Link"><text:span text:style-name="T1">rowversion</text:span></text:a><text:span text:style-name="T1"> column. </text:span><text:span text:style-name="T49">The Entity Framework itself handles race conditions when the database is described in </text:span><text:a xlink:type="simple" xlink:href="https://www.learnentityframeworkcore.com/configuration/fluent-api/isrowversion-method" text:style-name="Internet_20_link" text:visited-style-name="Visited_20_Internet_20_Link"><text:span text:style-name="T49">this way</text:span></text:a><text:span text:style-name="T49">:</text:span></text:p>
      <text:p text:style-name="P47"><text:soft-page-break/>public class SampleContext : DbContext</text:p>
      <text:p text:style-name="P48">{</text:p>
      <text:p text:style-name="P48"><text:s text:c="4"/>public DbSet&lt;Author&gt; Authors { get; set; }</text:p>
      <text:p text:style-name="P48"><text:s text:c="4"/></text:p>
      <text:p text:style-name="P48"><text:s text:c="4"/>protected override void OnModelCreating(ModelBuilder modelBuilder)</text:p>
      <text:p text:style-name="P48"><text:s text:c="4"/>{</text:p>
      <text:p text:style-name="P48"><text:s text:c="8"/>modelBuilder.Entity&lt;Author&gt;()</text:p>
      <text:p text:style-name="P48"><text:s text:c="12"/>.Property(a =&gt; a.RowVersion)<text:span text:style-name="T14">.IsRowVersion();</text:span></text:p>
      <text:p text:style-name="P48"><text:s text:c="4"/>} </text:p>
      <text:p text:style-name="P48">}</text:p>
      <text:p text:style-name="P48">public class Author</text:p>
      <text:p text:style-name="P48">{</text:p>
      <text:p text:style-name="P48"><text:s text:c="4"/>public int AuthorId { get; set; }</text:p>
      <text:p text:style-name="P48"><text:s text:c="4"/>public string FirstName { get; set; }</text:p>
      <text:p text:style-name="P48"><text:s text:c="4"/>public string LastName { get; set; }</text:p>
      <text:p text:style-name="P48"><text:s text:c="4"/>public string Biography { get; set; }</text:p>
      <text:p text:style-name="P48"><text:s text:c="4"/>public ICollection&lt;Book&gt; Books { get; set; }</text:p>
      <text:p text:style-name="P48"><text:s text:c="4"/><text:span text:style-name="T14">public byte[] RowVersion { get; set; }</text:span></text:p>
      <text:p text:style-name="P49">}</text:p>
      <text:p text:style-name="P50"><text:span text:style-name="T33">In Microsoft SQL Server, the </text:span><text:span text:style-name="T22">timestamp</text:span><text:span text:style-name="T33"> data type is a synonym for the </text:span><text:span text:style-name="T22">rowversion</text:span><text:span text:style-name="T33"> data type. It is used to automatically generate a unique binary number for each row whenever the row is inserted or updated. </text:span><text:span text:style-name="T50">Don’t update </text:span><text:span text:style-name="T51">RowVersion</text:span><text:span text:style-name="T50"> field from your application.</text:span></text:p>
      <text:p text:style-name="P46"><text:span text:style-name="T1">SQLite has no such feature </text:span><text:span text:style-name="T52">and you must to protect your application from these types of errors</text:span><text:span text:style-name="T1">. </text:span><text:span text:style-name="T52">I follow</text:span><text:span text:style-name="T53">ed</text:span><text:span text:style-name="T52"> the </text:span><text:a xlink:type="simple" xlink:href="https://www.bricelam.net/2020/08/07/sqlite-and-efcore-concurrency-tokens.html" text:style-name="Internet_20_link" text:visited-style-name="Visited_20_Internet_20_Link">SQLite and EF Core Concurrency Tokens | Brice’s Blog</text:a> <text:s/><text:span text:style-name="T54">article </text:span><text:span text:style-name="T55">and created two SQL scripts:</text:span></text:p>
      <text:list text:style-name="L4">
        <text:list-item>
          <text:p text:style-name="P51">AddVersion.MS_SQL.sql</text:p>
        </text:list-item>
        <text:list-item>
          <text:p text:style-name="P51">AddVersion.SQLight.sql</text:p>
        </text:list-item>
      </text:list>
      <text:p text:style-name="Text_20_body">They both perform the same task: add<text:span text:style-name="T56">ing</text:span> two fields <text:span text:style-name="T57">(</text:span><text:span text:style-name="T58">IsDeleted</text:span><text:span text:style-name="T57">, and </text:span><text:span text:style-name="T58">Version</text:span><text:span text:style-name="T57">)</text:span> <text:span text:style-name="T57">into the </text:span>tables:</text:p>
      <text:p text:style-name="P35">// SQLite</text:p>
      <text:p text:style-name="P52">ALTER TABLE Categories ADD <text:span text:style-name="T22">IsDeleted</text:span> INTEGER NOT NULL DEFAULT 0;</text:p>
      <text:p text:style-name="P52">ALTER TABLE Categories ADD <text:span text:style-name="T22">Version</text:span> INTEGER NOT NULL DEFAULT 0;</text:p>
      <text:p text:style-name="P52">...</text:p>
      <text:p text:style-name="P52">// MS SQL</text:p>
      <text:p text:style-name="P52">ALTER TABLE dbo.Categories ADD <text:span text:style-name="T22">IsDeleted</text:span> BIT NOT NULL DEFAULT 0;</text:p>
      <text:p text:style-name="Example">ALTER TABLE dbo.Categories ADD <text:span text:style-name="T22">Version</text:span> rowversion;</text:p>
      <text:p text:style-name="P53">MS SQL Server updates itself the field <text:span text:style-name="T22">Version, </text:span><text:span text:style-name="T33">Since SQLite does not have a data type similar to timestamp, I used an integer field and two triggers in each </text:span><text:span text:style-name="T50">tracked </text:span><text:span text:style-name="T33">table:</text:span></text:p>
      <text:p text:style-name="P54"><text:soft-page-break/>CREATE TRIGGER IF NOT EXISTS UpdateCustomersVersion</text:p>
      <text:p text:style-name="P55">AFTER UPDATE ON Customers</text:p>
      <text:p text:style-name="P55">WHEN NEW.Version &gt;= 0</text:p>
      <text:p text:style-name="P55">BEGIN</text:p>
      <text:p text:style-name="P55"><text:s text:c="4"/>UPDATE Customers</text:p>
      <text:p text:style-name="P55"><text:s text:c="4"/>SET Version = Version + 1</text:p>
      <text:p text:style-name="P55"><text:s text:c="4"/>WHERE rowid = NEW.rowid; </text:p>
      <text:p text:style-name="P55">END;</text:p>
      <text:p text:style-name="P55"/>
      <text:p text:style-name="P55">CREATE TRIGGER IF NOT EXISTS TestVersionCustomers</text:p>
      <text:p text:style-name="P55">BEFORE UPDATE ON Customers</text:p>
      <text:p text:style-name="P55">WHEN NEW.Version &gt;= 0</text:p>
      <text:p text:style-name="P55">BEGIN</text:p>
      <text:p text:style-name="P55"><text:tab/>SELECT</text:p>
      <text:p text:style-name="P55"><text:tab/>CASE</text:p>
      <text:p text:style-name="P55"><text:tab/><text:tab/>WHEN NEW.Version &lt; OLD.Version THEN RAISE (ABORT, 'Concurrency error')</text:p>
      <text:p text:style-name="P55"><text:tab/>END;</text:p>
      <text:p text:style-name="P55">END;</text:p>
      <text:p text:style-name="P56"><text:span text:style-name="T33">First trigger increments of the </text:span><text:span text:style-name="T22">Version</text:span><text:span text:style-name="T33"> column, converting it into auto-increment field. The second one raises database exception after detecting conflict. The project does not delete records from the database thus <text:s/>both triggers work on </text:span><text:span text:style-name="T22">update</text:span><text:span text:style-name="T33"> operation only. </text:span><text:span text:style-name="T59">The condition </text:span><text:span text:style-name="T60">WHEN NEW.Version &gt;= 0</text:span><text:span text:style-name="T59"> allows you to ignore concurrency conflicts.</text:span></text:p>
      <text:p text:style-name="P53"><text:span text:style-name="T33">Corresponding changes were also made </text:span><text:span text:style-name="T61">in</text:span><text:span text:style-name="T33"> the model files (see DBContext/Model files):</text:span></text:p>
      <text:p text:style-name="P35">// Customer.cs, SQLite version</text:p>
      <text:p text:style-name="P52"><text:s text:c="4"/>...</text:p>
      <text:p text:style-name="P52"><text:s text:c="4"/>public byte IsDeleted { get; set; }</text:p>
      <text:p text:style-name="P52"><text:s text:c="4"/>public int Version { get; set; }</text:p>
      <text:p text:style-name="P52"><text:s text:c="4"/>...</text:p>
      <text:p text:style-name="P52"><text:s text:c="4"/>entity.Property(e =&gt; e.IsDeleted).HasColumnType("INTEGER").HasDefaultValue(0);</text:p>
      <text:p text:style-name="P52"><text:s text:c="4"/>entity.Property(e =&gt; e.Version).HasColumnType("INTEGER").HasDefaultValue(0);</text:p>
      <text:p text:style-name="P52"/>
      <text:p text:style-name="P52"/>
      <text:p text:style-name="P52">// Customer.cs, MS SQL Server version</text:p>
      <text:p text:style-name="P52"><text:s text:c="4"/>...</text:p>
      <text:p text:style-name="P52"><text:soft-page-break/><text:s text:c="4"/>public byte IsDeleted { get; set; }</text:p>
      <text:p text:style-name="P52"><text:s text:c="4"/>public byte[] Version { get; set; }</text:p>
      <text:p text:style-name="P52"><text:s text:c="4"/>...</text:p>
      <text:p text:style-name="P52"><text:s text:c="4"/>entity.Property(e =&gt; e.IsDeleted).HasColumnType("BIT").HasDefaultValue(0);</text:p>
      <text:p text:style-name="Example"><text:s text:c="4"/>entity.Property(e =&gt; e.Version).HasColumnType("ROWVERSION").IsRowVersion();</text:p>
      <text:p text:style-name="P57">Note that the SQLite variant does not use the IsRowVersion() function: the fight against <text:span text:style-name="T62">concurrency errors</text:span> is handled by triggers <text:span text:style-name="T62">inside database</text:span>.</text:p>
      <text:h text:style-name="Heading_20_3" text:outline-level="3">Edit screen</text:h>
      <text:p text:style-name="P58">Standard Edit screen (name above value) provided in many Blazor and <text:a xlink:type="simple" xlink:href="https://getbootstrap.com/docs/4.0/components/forms/" text:style-name="Internet_20_link" text:visited-style-name="Visited_20_Internet_20_Link">Bootstrap</text:a> tutors results to narrow long screen. It is good for mobiles only. I placed name and control on the same row following <text:a xlink:type="simple" xlink:href="https://www.pragimtech.com/blog/blazor/building-blazor-form/" text:style-name="Internet_20_link" text:visited-style-name="Visited_20_Internet_20_Link">pragimtech</text:a> recommendations.</text:p>
      <text:p text:style-name="P58"/>
      <text:p text:style-name="P59"><text:span text:style-name="T63">// </text:span><text:a xlink:type="simple" xlink:href="https://medium.com/@AlexanderObregon/understanding-grid-system-in-bootstrap-a-detailed-explanation-fbb69b65d386" text:style-name="Internet_20_link" text:visited-style-name="Visited_20_Internet_20_Link">Bootstrap Grid System: A Detailed Guide | Medium</text:a> </text:p>
      <text:p text:style-name="P59">// <text:a xlink:type="simple" xlink:href="https://getbootstrap.com/docs/4.0/components/forms/" text:style-name="Internet_20_link" text:visited-style-name="Visited_20_Internet_20_Link">Forms · Bootstrap</text:a> </text:p>
      <text:p text:style-name="P41"/>
      <text:p text:style-name="P60"><text:span text:style-name="T1">// </text:span><text:a xlink:type="simple" xlink:href="https://www.youtube.com/watch?v=z10tG12NL1Q&amp;ab_channel=JustBlazorProgramming" text:style-name="Internet_20_link" text:visited-style-name="Visited_20_Internet_20_Link">Beginner's Blazor State Management Tutorial (Part 1)</text:a> </text:p>
      <text:p text:style-name="P41"/>
      <text:p text:style-name="P60"><text:span text:style-name="T64">// </text:span><text:a xlink:type="simple" xlink:href="https://www.youtube.com/watch?v=SwmDg4Rmq3U&amp;t=935s&amp;ab_channel=PatrickGod" text:style-name="Internet_20_link" text:visited-style-name="Visited_20_Internet_20_Link"><text:span text:style-name="T1">Forms with .NET 8 Blazor SSR (Static Server-Side Rendering) &amp; Enhanced Navigation🔥</text:span></text:a><text:span text:style-name="T1"> </text:span></text:p>
      <text:p text:style-name="P60"><text:span text:style-name="T1">// </text:span><text:a xlink:type="simple" xlink:href="https://www.youtube.com/watch?v=SwmDg4Rmq3U&amp;t=935s&amp;ab_channel=PatrickGod" text:style-name="Internet_20_link" text:visited-style-name="Visited_20_Internet_20_Link"><text:span text:style-name="T1">(15) Forms with .NET 8 Blazor SSR (Static Server-Side Rendering) &amp; Enhanced Navigation🔥 - YouTube</text:span></text:a><text:span text:style-name="T1"> </text:span></text:p>
      <text:p text:style-name="P60"><text:span text:style-name="T1">// </text:span><text:a xlink:type="simple" xlink:href="https://www.youtube.com/watch?v=WfMHUp8tOVE" text:style-name="Internet_20_link" text:visited-style-name="Visited_20_Internet_20_Link"><text:span text:style-name="T1">https://www.youtube.com/watch?v=WfMHUp8tOVE</text:span></text:a></text:p>
      <text:p text:style-name="P41"/>
      <text:p text:style-name="P60"><text:span text:style-name="T1">// </text:span><text:a xlink:type="simple" xlink:href="https://www.bing.com/videos/riverview/relatedvideo?q=Cloud%20Storage%20Explained&amp;mid=9736BE57CF6574C991739736BE57CF6574C99173&amp;ajaxhist=0" text:style-name="Internet_20_link" text:visited-style-name="Visited_20_Internet_20_Link"><text:span text:style-name="T1">Bing Videos</text:span></text:a><text:span text:style-name="T1"> </text:span></text:p>
      <text:p text:style-name="P60"><text:span text:style-name="T1">// </text:span><text:a xlink:type="simple" xlink:href="https://console.cloud.google.com/" text:style-name="Internet_20_link" text:visited-style-name="Visited_20_Internet_20_Link"><text:span text:style-name="T1">https://console.cloud.google.com</text:span></text:a></text:p>
      <text:p text:style-name="P60"><text:span text:style-name="T1">// </text:span><text:a xlink:type="simple" xlink:href="https://www.twilio.com/en-us/blog/building-real-time-applications-with-blazor-server-and-firestore" text:style-name="Internet_20_link" text:visited-style-name="Visited_20_Internet_20_Link"><text:span text:style-name="T1">Building Real-Time Applications with Blazor Server and Firestore | Twilio</text:span></text:a><text:span text:style-name="T1"> </text:span></text:p>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lock_20_Quotation" style:display-name="Block Quotation" style:family="paragraph" style:parent-style-name="Standard">
      <style:paragraph-properties fo:margin-left="0.3937in" fo:margin-right="0.3937in" fo:margin-top="0in" fo:margin-bottom="0.1965in" style:contextual-spacing="false" fo:text-indent="0in" style:auto-text-indent="false"/>
    </style:style>
    <style:style style:name="Example" style:family="paragraph" style:parent-style-name="Block_20_Quotation">
      <loext:graphic-properties draw:fill="solid" draw:fill-color="#dee6ef"/>
      <style:paragraph-properties fo:margin-top="0in" fo:margin-bottom="0.0972in" style:contextual-spacing="false" fo:text-align="start" style:justify-single-word="false" fo:background-color="#dee6ef" style:writing-mode="lr-tb"/>
      <style:text-properties fo:font-style="italic" style:font-style-asian="italic"/>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7T10:50:36.184000000</meta:creation-date>
    <dc:date>2025-06-10T10:47:56.325000000</dc:date>
    <meta:editing-duration>P1DT1H54M12S</meta:editing-duration>
    <meta:editing-cycles>56</meta:editing-cycles>
    <meta:generator>LibreOffice/24.8.6.2$Windows_X86_64 LibreOffice_project/6d98ba145e9a8a39fc57bcc76981d1fb1316c60c</meta:generator>
    <meta:document-statistic meta:table-count="0" meta:image-count="2" meta:object-count="0" meta:page-count="7" meta:paragraph-count="154" meta:word-count="1574" meta:character-count="11185" meta:non-whitespace-character-count="9564"/>
  </office:meta>
</office:document-meta>
</file>